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3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4" style:family="paragraph" style:parent-style-name="Standard">
      <style:text-properties style:font-name="Lato" fo:font-size="24pt" officeooo:rsid="001616a1" officeooo:paragraph-rsid="0026f82a" style:font-name-asian="思源黑體 Normal" style:font-size-asian="24pt" style:font-name-complex="標楷體" style:font-size-complex="24pt"/>
    </style:style>
    <style:style style:name="P1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6" style:family="paragraph" style:parent-style-name="Standard">
      <style:paragraph-properties fo:break-before="page"/>
      <style:text-properties style:font-name="Lato" fo:font-size="24pt" officeooo:rsid="001616a1" officeooo:paragraph-rsid="0026f82a" style:font-name-asian="思源黑體 Normal" style:font-size-asian="24pt" style:font-name-complex="標楷體" style:font-size-complex="24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text-properties fo:color="#696969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color="#800080"/>
    </style:style>
    <style:style style:name="P21" style:family="paragraph" style:parent-style-name="Heading_20_1">
      <style:paragraph-properties fo:break-before="page"/>
      <style:text-properties style:use-window-font-color="true" style:font-name="Lato" fo:font-size="24pt" fo:language="en" fo:country="US" fo:font-weight="normal" officeooo:rsid="001616a1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666616"/>
    </style:style>
    <style:style style:name="T6" style:family="text">
      <style:text-properties fo:color="#800080"/>
    </style:style>
    <style:style style:name="T7" style:family="text">
      <style:text-properties fo:color="#400000"/>
    </style:style>
    <style:style style:name="T8" style:family="text">
      <style:text-properties fo:color="#808030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008c00"/>
    </style:style>
    <style:style style:name="T12" style:family="text">
      <style:text-properties fo:color="#008000"/>
    </style:style>
    <style:style style:name="T13" style:family="text">
      <style:text-properties fo:color="#696969"/>
    </style:style>
    <style:style style:name="T14" style:family="text">
      <style:text-properties officeooo:rsid="0019b400"/>
    </style:style>
    <style:style style:name="T15" style:family="text">
      <style:text-properties officeooo:rsid="0026f82a"/>
    </style:style>
    <style:style style:name="T16" style:family="text">
      <style:text-properties fo:color="#007997"/>
    </style:style>
    <style:style style:name="T17" style:family="text">
      <style:text-properties fo:color="#0f69ff"/>
    </style:style>
    <style:style style:name="T18" style:family="text">
      <style:text-properties fo:color="#7d0045"/>
    </style:style>
    <style:style style:name="T19" style:family="text">
      <style:text-properties officeooo:rsid="0027a7b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8cm" draw:visible-area-height="1.01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五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9">5_002</text:span>.cpp <text:span text:style-name="T14">(</text:span>_ <text:span text:style-name="T14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5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2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3"><text:soft-page-break/>A.</text:p>
      <text:p text:style-name="Preformatted_20_Text"><text:span text:style-name="T13">//================================================================</text:span></text:p>
      <text:p text:style-name="P18">// <text:s/>PROGRAMMER <text:s/>: 潘廣霖</text:p>
      <text:p text:style-name="P18">// <text:s/>DATE <text:s text:c="7"/>: 2015-11-27</text:p>
      <text:p text:style-name="P18">// <text:s/>FILENAME <text:s text:c="3"/>: HW05A002.CPP</text:p>
      <text:p text:style-name="P18">// <text:s/>DESCRIPTION : This is an interactive Game of Life simulator!</text:p>
      <text:p text:style-name="P18">//================================================================</text:p>
      <text:p text:style-name="Preformatted_20_Text"/>
      <text:p text:style-name="P19"><text:span text:style-name="T1">#include </text:span><text:span text:style-name="T2">"</text:span><text:span text:style-name="T4">stdafx.h</text:span><text:span text:style-name="T2">"</text:span></text:p>
      <text:p text:style-name="Preformatted_20_Text"/>
      <text:p text:style-name="P19"><text:span text:style-name="T1">#include</text:span><text:span text:style-name="T2">&lt;</text:span><text:span text:style-name="T4">iostream</text:span><text:span text:style-name="T2">&gt;</text:span></text:p>
      <text:p text:style-name="P19"><text:span text:style-name="T1">#include</text:span><text:span text:style-name="T2">&lt;</text:span><text:span text:style-name="T4">string</text:span><text:span text:style-name="T2">&gt;</text:span></text:p>
      <text:p text:style-name="P19"><text:span text:style-name="T3">using</text:span> <text:span text:style-name="T3">namespace</text:span> <text:span text:style-name="T5">std</text:span><text:span text:style-name="T6">;</text:span></text:p>
      <text:p text:style-name="P19"><text:span text:style-name="T3">using</text:span> <text:span text:style-name="T3">namespace</text:span> System<text:span text:style-name="T6">;</text:span></text:p>
      <text:p text:style-name="Preformatted_20_Text"/>
      <text:p text:style-name="P19"><text:span text:style-name="T3">static</text:span> <text:span text:style-name="T3">const</text:span> <text:span text:style-name="T3">int</text:span> <text:span text:style-name="T9">SIZE</text:span> <text:span text:style-name="T8">=</text:span> <text:span text:style-name="T11">20</text:span><text:span text:style-name="T6">;</text:span></text:p>
      <text:p text:style-name="P19"><text:span text:style-name="T3">static</text:span> <text:span text:style-name="T3">const</text:span> <text:span text:style-name="T3">int</text:span> SIZE_PAD <text:span text:style-name="T8">=</text:span> <text:span text:style-name="T9">SIZE</text:span> <text:span text:style-name="T8">+</text:span> <text:span text:style-name="T11">2</text:span><text:span text:style-name="T6">;</text:span></text:p>
      <text:p text:style-name="Preformatted_20_Text"/>
      <text:p text:style-name="P19"><text:span text:style-name="T3">void</text:span> outputStr<text:span text:style-name="T8">(</text:span><text:span text:style-name="T9">String</text:span> <text:span text:style-name="T8">^</text:span>str<text:span text:style-name="T8">,</text:span> <text:span text:style-name="T3">bool</text:span> setCur <text:span text:style-name="T8">=</text:span> <text:span text:style-name="T3">false</text:span><text:span text:style-name="T8">)</text:span> <text:span text:style-name="T6">{</text:span></text:p>
      <text:p text:style-name="P19"><text:s text:c="4"/><text:span text:style-name="T3">if</text:span> <text:span text:style-name="T8">(</text:span>setCur<text:span text:style-name="T8">)</text:span> Console<text:span text:style-name="T6">::</text:span>SetCursorPosition<text:span text:style-name="T8">(</text:span><text:span text:style-name="T11">0</text:span><text:span text:style-name="T8">,</text:span> <text:span text:style-name="T11">1</text:span><text:span text:style-name="T8">)</text:span><text:span text:style-name="T6">;</text:span></text:p>
      <text:p text:style-name="P19"><text:s text:c="4"/>Console<text:span text:style-name="T6">::</text:span>Write<text:span text:style-name="T8">(</text:span>str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writeLine<text:span text:style-name="T8">(</text:span><text:span text:style-name="T3">int</text:span> n<text:span text:style-name="T8">,</text:span> <text:span text:style-name="T9">String</text:span> <text:span text:style-name="T8">^</text:span> s<text:span text:style-name="T8">)</text:span> <text:span text:style-name="T6">{</text:span></text:p>
      <text:p text:style-name="P19"><text:s text:c="4"/>Console<text:span text:style-name="T6">::</text:span>SetCursorPosition<text:span text:style-name="T8">(</text:span><text:span text:style-name="T11">0</text:span><text:span text:style-name="T8">,</text:span> n<text:span text:style-name="T8">)</text:span><text:span text:style-name="T6">;</text:span></text:p>
      <text:p text:style-name="P19"><text:s text:c="4"/>outputStr<text:span text:style-name="T8">(</text:span>s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setGenStr<text:span text:style-name="T8">(</text:span><text:span text:style-name="T3">int</text:span> n<text:span text:style-name="T8">)</text:span> <text:span text:style-name="T6">{</text:span></text:p>
      <text:p text:style-name="P19"><text:s text:c="4"/>outputStr<text:span text:style-name="T8">(</text:span><text:span text:style-name="T2">L"</text:span><text:span text:style-name="T10">Generation: </text:span><text:span text:style-name="T2">"</text:span><text:span text:style-name="T8">,</text:span> <text:span text:style-name="T3">true</text:span><text:span text:style-name="T8">)</text:span><text:span text:style-name="T6">;</text:span></text:p>
      <text:p text:style-name="P19"><text:s text:c="4"/>Console<text:span text:style-name="T6">::</text:span>Write<text:span text:style-name="T8">(</text:span>n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getPos<text:span text:style-name="T8">(</text:span><text:span text:style-name="T3">int</text:span><text:span text:style-name="T8">&amp;</text:span> posLeft<text:span text:style-name="T8">,</text:span> <text:span text:style-name="T3">int</text:span><text:span text:style-name="T8">&amp;</text:span> posTop<text:span text:style-name="T8">)</text:span> <text:span text:style-name="T6">{</text:span></text:p>
      <text:p text:style-name="P19"><text:s text:c="4"/>posLeft <text:span text:style-name="T8">=</text:span> Console<text:span text:style-name="T6">::</text:span>CursorLeft<text:span text:style-name="T6">;</text:span></text:p>
      <text:p text:style-name="P19"><text:s text:c="4"/>posTop <text:span text:style-name="T8">=</text:span> Console<text:span text:style-name="T6">::</text:span>CursorTop<text:span text:style-name="T6">;</text:span></text:p>
      <text:p text:style-name="P20">}</text:p>
      <text:p text:style-name="Preformatted_20_Text"/>
      <text:p text:style-name="P19"><text:span text:style-name="T3">inline</text:span> <text:span text:style-name="T3">void</text:span> setPos<text:span text:style-name="T8">(</text:span><text:span text:style-name="T3">int</text:span><text:span text:style-name="T8">&amp;</text:span> posLeft<text:span text:style-name="T8">,</text:span> <text:span text:style-name="T3">int</text:span><text:span text:style-name="T8">&amp;</text:span> posTop<text:span text:style-name="T8">)</text:span> <text:span text:style-name="T6">{</text:span></text:p>
      <text:p text:style-name="P19"><text:s text:c="4"/>Console<text:span text:style-name="T6">::</text:span>SetCursorPosition<text:span text:style-name="T8">(</text:span>posLeft<text:span text:style-name="T8">,</text:span> posTop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clearLineUntilEnd<text:span text:style-name="T8">(</text:span><text:span text:style-name="T3">int</text:span> l<text:span text:style-name="T8">,</text:span> <text:span text:style-name="T3">int</text:span> t<text:span text:style-name="T8">)</text:span> <text:span text:style-name="T6">{</text:span></text:p>
      <text:p text:style-name="P19"><text:s text:c="4"/><text:span text:style-name="T3">for</text:span> <text:span text:style-name="T8">(</text:span><text:span text:style-name="T3">int</text:span> i <text:span text:style-name="T8">=</text:span> l<text:span text:style-name="T6">;</text:span> i <text:span text:style-name="T8">&lt;</text:span> Console<text:span text:style-name="T6">::</text:span>BufferWidth<text:span text:style-name="T6">;</text:span> i<text:span text:style-name="T8">++)</text:span> <text:span text:style-name="T6">{</text:span></text:p>
      <text:p text:style-name="P19"><text:s text:c="8"/><text:span text:style-name="T9">cout</text:span> <text:span text:style-name="T8">&lt;&lt;</text:span> <text:span text:style-name="T10">' '</text:span><text:span text:style-name="T6">;</text:span></text:p>
      <text:p text:style-name="P19"><text:s text:c="4"/><text:span text:style-name="T6">}</text:span></text:p>
      <text:p text:style-name="P19"><text:s text:c="4"/>setPos<text:span text:style-name="T8">(</text:span>l<text:span text:style-name="T8">,</text:span> t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updateCell<text:span text:style-name="T8">(</text:span><text:span text:style-name="T3">int</text:span> x<text:span text:style-name="T8">,</text:span> <text:span text:style-name="T3">int</text:span> y<text:span text:style-name="T8">,</text:span> <text:span text:style-name="T3">int</text:span> newState<text:span text:style-name="T8">,</text:span> <text:span text:style-name="T3">int</text:span> lnOffset<text:span text:style-name="T8">)</text:span> <text:span text:style-name="T6">{</text:span></text:p>
      <text:p text:style-name="P19"><text:s text:c="4"/>Console<text:span text:style-name="T6">::</text:span>SetCursorPosition<text:span text:style-name="T8">(</text:span>y <text:span text:style-name="T8">*</text:span> <text:span text:style-name="T11">2</text:span><text:span text:style-name="T8">,</text:span> lnOffset <text:span text:style-name="T8">+</text:span> x <text:span text:style-name="T8">+</text:span> <text:span text:style-name="T11">1</text:span><text:span text:style-name="T8">)</text:span><text:span text:style-name="T6">;</text:span></text:p>
      <text:p text:style-name="P19"><text:s text:c="4"/><text:span text:style-name="T9">cout</text:span> <text:span text:style-name="T8">&lt;&lt;</text:span> <text:span text:style-name="T8">(</text:span>newState <text:span text:style-name="T6">?</text:span> <text:span text:style-name="T2">"</text:span><text:span text:style-name="T10">¡½</text:span><text:span text:style-name="T2">"</text:span> <text:span text:style-name="T6">:</text:span> <text:span text:style-name="T2">"</text:span><text:span text:style-name="T10">¡¼</text:span><text:span text:style-name="T2">"</text:span><text:span text:style-name="T8">)</text:span><text:span text:style-name="T6">;</text:span></text:p>
      <text:p text:style-name="P20">}</text:p>
      <text:p text:style-name="Preformatted_20_Text"/>
      <text:p text:style-name="P19"><text:span text:style-name="T3">void</text:span> simulateCells<text:span text:style-name="T8">(</text:span><text:span text:style-name="T3">int</text:span> cell<text:span text:style-name="T8">[][</text:span>SIZE_PAD<text:span text:style-name="T8">],</text:span> <text:span text:style-name="T3">int</text:span> delta<text:span text:style-name="T8">[][</text:span>SIZE_PAD<text:span text:style-name="T8">],</text:span> <text:span text:style-name="T3">int</text:span> posTop<text:span text:style-name="T8">)</text:span> <text:span text:style-name="T6">{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=</text:span> <text:span text:style-name="T9">SIZE</text:span><text:span text:style-name="T6">;</text:span> i<text:span text:style-name="T8">++)</text:span> <text:span text:style-name="T6">{</text:span></text:p>
      <text:p text:style-name="P19"><text:s text:c="8"/><text:span text:style-name="T3">for</text:span> <text:span text:style-name="T8">(</text:span><text:span text:style-name="T3">int</text:span> j <text:span text:style-name="T8">=</text:span> <text:span text:style-name="T11">1</text:span><text:span text:style-name="T6">;</text:span> j <text:span text:style-name="T8">&lt;=</text:span> <text:span text:style-name="T9">SIZE</text:span><text:span text:style-name="T6">;</text:span> j<text:span text:style-name="T8">++)</text:span> <text:span text:style-name="T6">{</text:span></text:p>
      <text:p text:style-name="P19"><text:s text:c="12"/>delta<text:span text:style-name="T8">[</text:span>i<text:span text:style-name="T8">][</text:span>j<text:span text:style-name="T8">]</text:span> <text:span text:style-name="T8">=</text:span> <text:span text:style-name="T11">0</text:span><text:span text:style-name="T6">;</text:span></text:p>
      <text:p text:style-name="P19"><text:s text:c="12"/><text:span text:style-name="T3">for</text:span> <text:span text:style-name="T8">(</text:span><text:span text:style-name="T3">int</text:span> di <text:span text:style-name="T8">=</text:span> <text:span text:style-name="T8">-</text:span><text:span text:style-name="T11">1</text:span><text:span text:style-name="T6">;</text:span> di <text:span text:style-name="T8">&lt;=</text:span> <text:span text:style-name="T11">1</text:span><text:span text:style-name="T6">;</text:span> di<text:span text:style-name="T8">++)</text:span> <text:span text:style-name="T6">{</text:span></text:p>
      <text:p text:style-name="P19"><text:s text:c="16"/><text:span text:style-name="T3">for</text:span> <text:span text:style-name="T8">(</text:span><text:span text:style-name="T3">int</text:span> dj <text:span text:style-name="T8">=</text:span> <text:span text:style-name="T8">-</text:span><text:span text:style-name="T11">1</text:span><text:span text:style-name="T6">;</text:span> dj <text:span text:style-name="T8">&lt;=</text:span> <text:span text:style-name="T11">1</text:span><text:span text:style-name="T6">;</text:span> dj<text:span text:style-name="T8">++)</text:span> <text:span text:style-name="T6">{</text:span></text:p>
      <text:p text:style-name="P19"><text:s text:c="20"/><text:span text:style-name="T3">if</text:span> <text:span text:style-name="T8">(</text:span>di <text:span text:style-name="T8">==</text:span> <text:span text:style-name="T11">0</text:span> <text:span text:style-name="T8">&amp;&amp;</text:span> dj <text:span text:style-name="T8">==</text:span> <text:span text:style-name="T11">0</text:span><text:span text:style-name="T8">)</text:span> <text:span text:style-name="T3">continue</text:span><text:span text:style-name="T6">;</text:span></text:p>
      <text:p text:style-name="P19"><text:s text:c="20"/>delta<text:span text:style-name="T8">[</text:span>i<text:span text:style-name="T8">][</text:span>j<text:span text:style-name="T8">]</text:span> <text:span text:style-name="T8">+=</text:span> cell<text:span text:style-name="T8">[</text:span>i <text:span text:style-name="T8">+</text:span> di<text:span text:style-name="T8">][</text:span>j <text:span text:style-name="T8">+</text:span> dj<text:span text:style-name="T8">]</text:span><text:span text:style-name="T6">;</text:span></text:p>
      <text:p text:style-name="P19"><text:s text:c="16"/><text:span text:style-name="T6">}</text:span></text:p>
      <text:p text:style-name="Preformatted_20_Text"/>
      <text:p text:style-name="P19"><text:s text:c="12"/><text:span text:style-name="T6">}</text:span></text:p>
      <text:p text:style-name="P19"><text:soft-page-break/><text:s text:c="8"/><text:span text:style-name="T6">}</text:span></text:p>
      <text:p text:style-name="P19"><text:s text:c="4"/><text:span text:style-name="T6">}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=</text:span> <text:span text:style-name="T9">SIZE</text:span><text:span text:style-name="T6">;</text:span> i<text:span text:style-name="T8">++)</text:span> <text:span text:style-name="T6">{</text:span></text:p>
      <text:p text:style-name="P19"><text:s text:c="8"/><text:span text:style-name="T3">for</text:span> <text:span text:style-name="T8">(</text:span><text:span text:style-name="T3">int</text:span> j <text:span text:style-name="T8">=</text:span> <text:span text:style-name="T11">1</text:span><text:span text:style-name="T6">;</text:span> j <text:span text:style-name="T8">&lt;=</text:span> <text:span text:style-name="T9">SIZE</text:span><text:span text:style-name="T6">;</text:span> j<text:span text:style-name="T8">++)</text:span> <text:span text:style-name="T6">{</text:span></text:p>
      <text:p text:style-name="P19"><text:s text:c="12"/><text:span text:style-name="T13">// determine the next state of the cell</text:span></text:p>
      <text:p text:style-name="P19"><text:s text:c="12"/><text:span text:style-name="T3">if</text:span> <text:span text:style-name="T8">(</text:span>cell<text:span text:style-name="T8">[</text:span>i<text:span text:style-name="T8">][</text:span>j<text:span text:style-name="T8">]</text:span> <text:span text:style-name="T8">&amp;&amp;</text:span> <text:span text:style-name="T8">(</text:span>delta<text:span text:style-name="T8">[</text:span>i<text:span text:style-name="T8">][</text:span>j<text:span text:style-name="T8">]</text:span> <text:span text:style-name="T8">&lt;</text:span> <text:span text:style-name="T11">2</text:span> <text:span text:style-name="T8">||</text:span> delta<text:span text:style-name="T8">[</text:span>i<text:span text:style-name="T8">][</text:span>j<text:span text:style-name="T8">]</text:span> <text:span text:style-name="T8">&gt;</text:span> <text:span text:style-name="T11">3</text:span><text:span text:style-name="T8">))</text:span> <text:span text:style-name="T6">{</text:span></text:p>
      <text:p text:style-name="P19"><text:s text:c="16"/>cell<text:span text:style-name="T8">[</text:span>i<text:span text:style-name="T8">][</text:span>j<text:span text:style-name="T8">]</text:span> <text:span text:style-name="T8">=</text:span> <text:span text:style-name="T11">0</text:span><text:span text:style-name="T6">;</text:span></text:p>
      <text:p text:style-name="P19"><text:s text:c="16"/>updateCell<text:span text:style-name="T8">(</text:span>i <text:span text:style-name="T8">-</text:span> <text:span text:style-name="T11">1</text:span><text:span text:style-name="T8">,</text:span> j <text:span text:style-name="T8">-</text:span> <text:span text:style-name="T11">1</text:span><text:span text:style-name="T8">,</text:span> <text:span text:style-name="T11">0</text:span><text:span text:style-name="T8">,</text:span> posTop<text:span text:style-name="T8">)</text:span><text:span text:style-name="T6">;</text:span></text:p>
      <text:p text:style-name="P19"><text:s text:c="12"/><text:span text:style-name="T6">}</text:span></text:p>
      <text:p text:style-name="P19"><text:s text:c="12"/><text:span text:style-name="T3">else</text:span> <text:span text:style-name="T3">if</text:span> <text:span text:style-name="T8">(!</text:span>cell<text:span text:style-name="T8">[</text:span>i<text:span text:style-name="T8">][</text:span>j<text:span text:style-name="T8">]</text:span> <text:span text:style-name="T8">&amp;&amp;</text:span> delta<text:span text:style-name="T8">[</text:span>i<text:span text:style-name="T8">][</text:span>j<text:span text:style-name="T8">]</text:span> <text:span text:style-name="T8">==</text:span> <text:span text:style-name="T11">3</text:span><text:span text:style-name="T8">)</text:span> <text:span text:style-name="T6">{</text:span></text:p>
      <text:p text:style-name="P19"><text:s text:c="16"/>cell<text:span text:style-name="T8">[</text:span>i<text:span text:style-name="T8">][</text:span>j<text:span text:style-name="T8">]</text:span> <text:span text:style-name="T8">=</text:span> <text:span text:style-name="T11">1</text:span><text:span text:style-name="T6">;</text:span></text:p>
      <text:p text:style-name="P19"><text:s text:c="16"/>updateCell<text:span text:style-name="T8">(</text:span>i <text:span text:style-name="T8">-</text:span> <text:span text:style-name="T11">1</text:span><text:span text:style-name="T8">,</text:span> j <text:span text:style-name="T8">-</text:span> <text:span text:style-name="T11">1</text:span><text:span text:style-name="T8">,</text:span> <text:span text:style-name="T11">1</text:span><text:span text:style-name="T8">,</text:span> posTop<text:span text:style-name="T8">)</text:span><text:span text:style-name="T6">;</text:span></text:p>
      <text:p text:style-name="P19"><text:s text:c="12"/><text:span text:style-name="T6">}</text:span></text:p>
      <text:p text:style-name="P19"><text:s text:c="8"/><text:span text:style-name="T6">}</text:span></text:p>
      <text:p text:style-name="P19"><text:s text:c="4"/><text:span text:style-name="T6">}</text:span></text:p>
      <text:p text:style-name="P20">}</text:p>
      <text:p text:style-name="Preformatted_20_Text"/>
      <text:p text:style-name="P19"><text:span text:style-name="T3">void</text:span> outputCells<text:span text:style-name="T8">(</text:span><text:span text:style-name="T3">int</text:span> t<text:span text:style-name="T8">[</text:span>SIZE_PAD<text:span text:style-name="T8">][</text:span>SIZE_PAD<text:span text:style-name="T8">])</text:span> <text:span text:style-name="T6">{</text:span></text:p>
      <text:p text:style-name="P19"><text:s text:c="4"/>Console<text:span text:style-name="T6">::</text:span>SetCursorPosition<text:span text:style-name="T8">(</text:span><text:span text:style-name="T11">0</text:span><text:span text:style-name="T8">,</text:span> <text:span text:style-name="T11">2</text:span><text:span text:style-name="T8">)</text:span><text:span text:style-name="T6">;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=</text:span> <text:span text:style-name="T9">SIZE</text:span><text:span text:style-name="T6">;</text:span> i<text:span text:style-name="T8">++)</text:span> <text:span text:style-name="T6">{</text:span></text:p>
      <text:p text:style-name="P19"><text:s text:c="8"/><text:span text:style-name="T3">for</text:span> <text:span text:style-name="T8">(</text:span><text:span text:style-name="T3">int</text:span> j <text:span text:style-name="T8">=</text:span> <text:span text:style-name="T11">1</text:span><text:span text:style-name="T6">;</text:span> j <text:span text:style-name="T8">&lt;=</text:span> <text:span text:style-name="T9">SIZE</text:span><text:span text:style-name="T6">;</text:span> j<text:span text:style-name="T8">++)</text:span> <text:span text:style-name="T6">{</text:span></text:p>
      <text:p text:style-name="P19"><text:s text:c="12"/><text:span text:style-name="T9">cout</text:span> <text:span text:style-name="T8">&lt;&lt;</text:span> <text:span text:style-name="T8">(</text:span>t<text:span text:style-name="T8">[</text:span>i<text:span text:style-name="T8">][</text:span>j<text:span text:style-name="T8">]</text:span> <text:span text:style-name="T6">?</text:span> <text:span text:style-name="T2">"</text:span><text:span text:style-name="T10">¡½</text:span><text:span text:style-name="T2">"</text:span> <text:span text:style-name="T6">:</text:span> <text:span text:style-name="T2">"</text:span><text:span text:style-name="T10">¡¼</text:span><text:span text:style-name="T2">"</text:span><text:span text:style-name="T8">)</text:span><text:span text:style-name="T6">;</text:span></text:p>
      <text:p text:style-name="P19"><text:s text:c="8"/><text:span text:style-name="T6">}</text:span></text:p>
      <text:p text:style-name="P19"><text:s text:c="8"/><text:span text:style-name="T9">cout</text:span> <text:span text:style-name="T8">&lt;&lt;</text:span> <text:span text:style-name="T9">endl</text:span><text:span text:style-name="T6">;</text:span></text:p>
      <text:p text:style-name="P19"><text:s text:c="4"/><text:span text:style-name="T6">}</text:span></text:p>
      <text:p text:style-name="P20">}</text:p>
      <text:p text:style-name="Preformatted_20_Text"/>
      <text:p text:style-name="P19"><text:span text:style-name="T3">int</text:span> <text:span text:style-name="T7">main</text:span><text:span text:style-name="T8">(</text:span><text:span text:style-name="T9">array</text:span><text:span text:style-name="T8">&lt;</text:span><text:span text:style-name="T9">String</text:span> <text:span text:style-name="T8">^&gt;</text:span> <text:span text:style-name="T8">^</text:span>args<text:span text:style-name="T8">)</text:span> <text:span text:style-name="T6">{</text:span></text:p>
      <text:p text:style-name="P19"><text:s text:c="4"/><text:span text:style-name="T3">int</text:span> cnt <text:span text:style-name="T8">=</text:span> <text:span text:style-name="T11">0</text:span><text:span text:style-name="T6">;</text:span></text:p>
      <text:p text:style-name="P19"><text:s text:c="4"/><text:span text:style-name="T3">int</text:span> cell<text:span text:style-name="T8">[</text:span>SIZE_PAD<text:span text:style-name="T8">][</text:span>SIZE_PAD<text:span text:style-name="T8">]</text:span> <text:span text:style-name="T8">=</text:span> <text:span text:style-name="T6">{</text:span> <text:span text:style-name="T11">0</text:span> <text:span text:style-name="T6">};</text:span></text:p>
      <text:p text:style-name="P19"><text:s text:c="4"/><text:span text:style-name="T3">int</text:span> delta<text:span text:style-name="T8">[</text:span>SIZE_PAD<text:span text:style-name="T8">][</text:span>SIZE_PAD<text:span text:style-name="T8">]</text:span><text:span text:style-name="T6">;</text:span></text:p>
      <text:p text:style-name="P19"><text:s text:c="4"/><text:span text:style-name="T3">int</text:span> x <text:span text:style-name="T8">=</text:span> <text:span text:style-name="T8">-</text:span><text:span text:style-name="T11">1</text:span><text:span text:style-name="T8">,</text:span> y <text:span text:style-name="T8">=</text:span> <text:span text:style-name="T8">-</text:span><text:span text:style-name="T11">1</text:span><text:span text:style-name="T6">;</text:span></text:p>
      <text:p text:style-name="P19"><text:s text:c="4"/><text:span text:style-name="T3">int</text:span> posLeft<text:span text:style-name="T6">;</text:span></text:p>
      <text:p text:style-name="P19"><text:s text:c="4"/><text:span text:style-name="T3">int</text:span> posTop<text:span text:style-name="T6">;</text:span></text:p>
      <text:p text:style-name="Preformatted_20_Text"/>
      <text:p text:style-name="P19"><text:s text:c="4"/>writeLine<text:span text:style-name="T8">(</text:span><text:span text:style-name="T11">0</text:span><text:span text:style-name="T8">,</text:span> <text:span text:style-name="T2">"</text:span><text:span text:style-name="T10">Game of Life</text:span><text:span text:style-name="T2">"</text:span><text:span text:style-name="T8">)</text:span><text:span text:style-name="T6">;</text:span></text:p>
      <text:p text:style-name="P19"><text:s text:c="4"/>outputStr<text:span text:style-name="T8">(</text:span><text:span text:style-name="T2">L"</text:span><text:span text:style-name="T10">Input (x,y) to toggle the cell, input (-1,-1) to start simulation: </text:span><text:span text:style-name="T2">"</text:span><text:span text:style-name="T8">,</text:span> <text:span text:style-name="T3">true</text:span><text:span text:style-name="T8">)</text:span><text:span text:style-name="T6">;</text:span></text:p>
      <text:p text:style-name="P19"><text:s text:c="4"/>getPos<text:span text:style-name="T8">(</text:span>posLeft<text:span text:style-name="T8">,</text:span> posTop<text:span text:style-name="T8">)</text:span><text:span text:style-name="T6">;</text:span></text:p>
      <text:p text:style-name="P19"><text:s text:c="4"/>outputCells<text:span text:style-name="T8">(</text:span>cell<text:span text:style-name="T8">)</text:span><text:span text:style-name="T6">;</text:span></text:p>
      <text:p text:style-name="P19"><text:s text:c="4"/>setPos<text:span text:style-name="T8">(</text:span>posLeft<text:span text:style-name="T8">,</text:span> posTop<text:span text:style-name="T8">)</text:span><text:span text:style-name="T6">;</text:span></text:p>
      <text:p text:style-name="Preformatted_20_Text"/>
      <text:p text:style-name="P19"><text:s text:c="4"/><text:span text:style-name="T13">// input state</text:span></text:p>
      <text:p text:style-name="P19"><text:s text:c="4"/><text:span text:style-name="T3">while</text:span> <text:span text:style-name="T8">(</text:span><text:span text:style-name="T9">cin</text:span> <text:span text:style-name="T8">&gt;&gt;</text:span> x <text:span text:style-name="T8">&gt;&gt;</text:span> y</text:p>
      <text:p text:style-name="P19"><text:s text:c="8"/><text:span text:style-name="T8">&amp;&amp;</text:span> x <text:span text:style-name="T8">&gt;=</text:span> <text:span text:style-name="T11">0</text:span> <text:span text:style-name="T8">&amp;&amp;</text:span> y <text:span text:style-name="T8">&gt;=</text:span> <text:span text:style-name="T11">0</text:span></text:p>
      <text:p text:style-name="P19"><text:s text:c="8"/><text:span text:style-name="T8">&amp;&amp;</text:span> x <text:span text:style-name="T8">&lt;=</text:span> <text:span text:style-name="T9">SIZE</text:span> <text:span text:style-name="T8">&amp;&amp;</text:span> y <text:span text:style-name="T8">&lt;=</text:span> <text:span text:style-name="T9">SIZE</text:span><text:span text:style-name="T8">)</text:span> <text:span text:style-name="T6">{</text:span></text:p>
      <text:p text:style-name="P19"><text:s text:c="8"/>cell<text:span text:style-name="T8">[</text:span>x<text:span text:style-name="T8">+</text:span><text:span text:style-name="T11">1</text:span><text:span text:style-name="T8">][</text:span>y<text:span text:style-name="T8">+</text:span><text:span text:style-name="T11">1</text:span><text:span text:style-name="T8">]</text:span> <text:span text:style-name="T8">=</text:span> <text:span text:style-name="T8">!</text:span>cell<text:span text:style-name="T8">[</text:span>x<text:span text:style-name="T8">+</text:span><text:span text:style-name="T11">1</text:span><text:span text:style-name="T8">][</text:span>y<text:span text:style-name="T8">+</text:span><text:span text:style-name="T11">1</text:span><text:span text:style-name="T8">]</text:span><text:span text:style-name="T6">;</text:span></text:p>
      <text:p text:style-name="P19"><text:s text:c="8"/><text:span text:style-name="T13">// update only the cell; assuming wide characters</text:span></text:p>
      <text:p text:style-name="P19"><text:s text:c="8"/>updateCell<text:span text:style-name="T8">(</text:span>x<text:span text:style-name="T8">,</text:span> y<text:span text:style-name="T8">,</text:span> cell<text:span text:style-name="T8">[</text:span>x<text:span text:style-name="T8">+</text:span><text:span text:style-name="T11">1</text:span><text:span text:style-name="T8">][</text:span>y<text:span text:style-name="T8">+</text:span><text:span text:style-name="T11">1</text:span><text:span text:style-name="T8">],</text:span> posTop<text:span text:style-name="T8">)</text:span><text:span text:style-name="T6">;</text:span></text:p>
      <text:p text:style-name="P19"><text:s text:c="8"/>setPos<text:span text:style-name="T8">(</text:span>posLeft<text:span text:style-name="T8">,</text:span> posTop<text:span text:style-name="T8">)</text:span><text:span text:style-name="T6">;</text:span></text:p>
      <text:p text:style-name="P19"><text:s text:c="8"/><text:span text:style-name="T13">// clear previous output, allowing next input</text:span></text:p>
      <text:p text:style-name="P19"><text:s text:c="8"/>clearLineUntilEnd<text:span text:style-name="T8">(</text:span>posLeft<text:span text:style-name="T8">,</text:span> posTop<text:span text:style-name="T8">)</text:span><text:span text:style-name="T6">;</text:span></text:p>
      <text:p text:style-name="P19"><text:s text:c="4"/><text:span text:style-name="T6">}</text:span></text:p>
      <text:p text:style-name="Preformatted_20_Text"/>
      <text:p text:style-name="P19"><text:s text:c="4"/><text:span text:style-name="T9">cin</text:span><text:span text:style-name="T8">.</text:span>ignore<text:span text:style-name="T8">(</text:span><text:span text:style-name="T11">1</text:span><text:span text:style-name="T8">)</text:span><text:span text:style-name="T6">;</text:span></text:p>
      <text:p text:style-name="Preformatted_20_Text"/>
      <text:p text:style-name="P19"><text:s text:c="4"/><text:span text:style-name="T13">// simulation state</text:span></text:p>
      <text:p text:style-name="P19"><text:s text:c="4"/><text:span text:style-name="T9">string</text:span> s<text:span text:style-name="T6">;</text:span></text:p>
      <text:p text:style-name="P19"><text:s text:c="4"/><text:span text:style-name="T3">while</text:span> <text:span text:style-name="T8">(</text:span><text:span text:style-name="T3">true</text:span><text:span text:style-name="T8">)</text:span> <text:span text:style-name="T6">{</text:span></text:p>
      <text:p text:style-name="P19"><text:s text:c="8"/>outputStr<text:span text:style-name="T8">(</text:span><text:span text:style-name="T2">L"</text:span><text:span text:style-name="T10">===Emulation=== Go to next n generations (Ctrl+Z to end) [1]: </text:span><text:span text:style-name="T2">"</text:span><text:span text:style-name="T8">,</text:span> <text:span text:style-name="T3">true</text:span><text:span text:style-name="T8">)</text:span><text:span text:style-name="T6">;</text:span></text:p>
      <text:p text:style-name="P19"><text:s text:c="8"/>getPos<text:span text:style-name="T8">(</text:span>posLeft<text:span text:style-name="T8">,</text:span> posTop<text:span text:style-name="T8">)</text:span><text:span text:style-name="T6">;</text:span></text:p>
      <text:p text:style-name="P19"><text:s text:c="8"/>clearLineUntilEnd<text:span text:style-name="T8">(</text:span>posLeft<text:span text:style-name="T8">,</text:span> posTop<text:span text:style-name="T8">)</text:span><text:span text:style-name="T6">;</text:span></text:p>
      <text:p text:style-name="Preformatted_20_Text"/>
      <text:p text:style-name="P19"><text:s text:c="8"/><text:span text:style-name="T3">bool</text:span> stopSig <text:span text:style-name="T8">=</text:span> <text:span text:style-name="T8">!</text:span>getline<text:span text:style-name="T8">(</text:span><text:span text:style-name="T9">cin</text:span><text:span text:style-name="T8">,</text:span> s<text:span text:style-name="T8">)</text:span><text:span text:style-name="T6">;</text:span></text:p>
      <text:p text:style-name="P19"><text:s text:c="8"/><text:span text:style-name="T3">int</text:span> gen <text:span text:style-name="T8">=</text:span> <text:span text:style-name="T11">0</text:span><text:span text:style-name="T6">;</text:span></text:p>
      <text:p text:style-name="P19"><text:s text:c="8"/><text:span text:style-name="T3">if</text:span> <text:span text:style-name="T8">(!</text:span>s<text:span text:style-name="T8">.</text:span>size<text:span text:style-name="T8">())</text:span> gen <text:span text:style-name="T8">=</text:span> <text:span text:style-name="T11">1</text:span><text:span text:style-name="T6">;</text:span></text:p>
      <text:p text:style-name="P19"><text:s text:c="8"/><text:span text:style-name="T3">for</text:span> <text:span text:style-name="T8">(</text:span><text:span text:style-name="T3">int</text:span> i <text:span text:style-name="T8">=</text:span> <text:span text:style-name="T11">0</text:span><text:span text:style-name="T8">,</text:span> n <text:span text:style-name="T8">=</text:span> s<text:span text:style-name="T8">.</text:span>size<text:span text:style-name="T8">()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P19"><text:soft-page-break/><text:s text:c="12"/><text:span text:style-name="T3">if</text:span> <text:span text:style-name="T8">(</text:span>s<text:span text:style-name="T8">[</text:span>i<text:span text:style-name="T8">]</text:span> <text:span text:style-name="T8">&gt;=</text:span> <text:span text:style-name="T10">'0'</text:span> <text:span text:style-name="T8">&amp;&amp;</text:span> s<text:span text:style-name="T8">[</text:span>i<text:span text:style-name="T8">]</text:span> <text:span text:style-name="T8">&lt;=</text:span> <text:span text:style-name="T10">'9'</text:span><text:span text:style-name="T8">)</text:span> gen <text:span text:style-name="T8">=</text:span> gen <text:span text:style-name="T8">*</text:span> <text:span text:style-name="T11">10</text:span> <text:span text:style-name="T8">+</text:span> <text:span text:style-name="T8">(</text:span>s<text:span text:style-name="T8">[</text:span>i<text:span text:style-name="T8">]-</text:span><text:span text:style-name="T10">'0'</text:span><text:span text:style-name="T8">)</text:span><text:span text:style-name="T6">;</text:span></text:p>
      <text:p text:style-name="P19"><text:s text:c="12"/><text:span text:style-name="T3">else</text:span> <text:span text:style-name="T6">{</text:span></text:p>
      <text:p text:style-name="P19"><text:s text:c="16"/>stopSig <text:span text:style-name="T8">=</text:span> <text:span text:style-name="T3">true</text:span><text:span text:style-name="T6">;</text:span></text:p>
      <text:p text:style-name="P19"><text:s text:c="16"/><text:span text:style-name="T3">break</text:span><text:span text:style-name="T6">;</text:span></text:p>
      <text:p text:style-name="P19"><text:s text:c="12"/><text:span text:style-name="T6">}</text:span></text:p>
      <text:p text:style-name="P19"><text:s text:c="8"/><text:span text:style-name="T6">}</text:span></text:p>
      <text:p text:style-name="Preformatted_20_Text"/>
      <text:p text:style-name="P19"><text:s text:c="8"/><text:span text:style-name="T3">if</text:span> <text:span text:style-name="T8">(</text:span>stopSig<text:span text:style-name="T8">)</text:span> <text:span text:style-name="T3">break</text:span><text:span text:style-name="T6">;</text:span></text:p>
      <text:p text:style-name="Preformatted_20_Text"/>
      <text:p text:style-name="P19"><text:s text:c="8"/><text:span text:style-name="T3">while</text:span> <text:span text:style-name="T8">(</text:span>gen<text:span text:style-name="T8">--)</text:span></text:p>
      <text:p text:style-name="P19"><text:s text:c="12"/>simulateCells<text:span text:style-name="T8">(</text:span>cell<text:span text:style-name="T8">,</text:span> delta<text:span text:style-name="T8">,</text:span> posTop<text:span text:style-name="T8">)</text:span><text:span text:style-name="T6">;</text:span></text:p>
      <text:p text:style-name="P19"><text:s text:c="4"/><text:span text:style-name="T6">}</text:span></text:p>
      <text:p text:style-name="Preformatted_20_Text"/>
      <text:p text:style-name="P19"><text:s text:c="4"/><text:span text:style-name="T3">return</text:span> <text:span text:style-name="T11">0</text:span><text:span text:style-name="T6">;</text:span></text:p>
      <text:p text:style-name="P20">}</text:p>
      <text:p text:style-name="Preformatted_20_Text"/>
      <text:h text:style-name="P21" text:outline-level="1">B.</text:h>
      <text:p text:style-name="P19">﻿<text:span text:style-name="T13">//================================================================</text:span></text:p>
      <text:p text:style-name="P18">// <text:s/>PROGRAMMER <text:s/>: 潘廣霖</text:p>
      <text:p text:style-name="P18">// <text:s/>DATE <text:s text:c="7"/>: 2015-11-27</text:p>
      <text:p text:style-name="P18">// <text:s/>FILENAME <text:s text:c="3"/>: HW05B002.CPP</text:p>
      <text:p text:style-name="P18">// <text:s/>DESCRIPTION : Compute a magic square of odd cells.</text:p>
      <text:p text:style-name="P18">//================================================================</text:p>
      <text:p text:style-name="Preformatted_20_Text"/>
      <text:p text:style-name="P19"><text:span text:style-name="T1">#include </text:span><text:span text:style-name="T2">"</text:span><text:span text:style-name="T4">stdafx.h</text:span><text:span text:style-name="T2">"</text:span></text:p>
      <text:p text:style-name="Preformatted_20_Text"/>
      <text:p text:style-name="P19"><text:span text:style-name="T1">#include</text:span><text:span text:style-name="T2">&lt;</text:span><text:span text:style-name="T4">iostream</text:span><text:span text:style-name="T2">&gt;</text:span></text:p>
      <text:p text:style-name="P19"><text:span text:style-name="T1">#include</text:span><text:span text:style-name="T2">&lt;</text:span><text:span text:style-name="T4">iomanip</text:span><text:span text:style-name="T2">&gt;</text:span></text:p>
      <text:p text:style-name="P19"><text:span text:style-name="T1">#include</text:span><text:span text:style-name="T2">&lt;</text:span><text:span text:style-name="T4">cstdlib</text:span><text:span text:style-name="T2">&gt;</text:span></text:p>
      <text:p text:style-name="Preformatted_20_Text"/>
      <text:p text:style-name="P19"><text:span text:style-name="T3">using</text:span> <text:span text:style-name="T3">namespace</text:span> <text:span text:style-name="T5">std</text:span><text:span text:style-name="T6">;</text:span></text:p>
      <text:p text:style-name="Preformatted_20_Text"/>
      <text:p text:style-name="P19"><text:span text:style-name="T1">#ifdef _MSC_VER</text:span></text:p>
      <text:p text:style-name="P19"><text:span text:style-name="T3">int</text:span> _tmain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P19"><text:span text:style-name="T1">#else</text:span></text:p>
      <text:p text:style-name="P19"><text:span text:style-name="T3">int</text:span> <text:span text:style-name="T7">main</text:span><text:span text:style-name="T8">()</text:span> <text:span text:style-name="T6">{</text:span></text:p>
      <text:p text:style-name="P19"><text:span text:style-name="T1">#endif </text:span><text:span text:style-name="T13">// _MSC_VER</text:span></text:p>
      <text:p text:style-name="P19"><text:s text:c="4"/><text:span text:style-name="T3">int</text:span><text:span text:style-name="T8">**</text:span> magic<text:span text:style-name="T6">;</text:span></text:p>
      <text:p text:style-name="Preformatted_20_Text"/>
      <text:p text:style-name="P19"><text:s text:c="4"/><text:span text:style-name="T3">int</text:span> n<text:span text:style-name="T8">,</text:span> n2<text:span text:style-name="T6">;</text:span></text:p>
      <text:p text:style-name="P19"><text:s text:c="4"/><text:span text:style-name="T9">cout</text:span> <text:span text:style-name="T8">&lt;&lt;</text:span> <text:span text:style-name="T2">"</text:span><text:span text:style-name="T10">Input the edge N = </text:span><text:span text:style-name="T2">"</text:span><text:span text:style-name="T6">;</text:span></text:p>
      <text:p text:style-name="P19"><text:s text:c="4"/><text:span text:style-name="T9">cin</text:span> <text:span text:style-name="T8">&gt;&gt;</text:span> n<text:span text:style-name="T6">;</text:span></text:p>
      <text:p text:style-name="P19"><text:s text:c="4"/>n2 <text:span text:style-name="T8">=</text:span> n <text:span text:style-name="T8">*</text:span> n<text:span text:style-name="T6">;</text:span></text:p>
      <text:p text:style-name="Preformatted_20_Text"/>
      <text:p text:style-name="P19"><text:s text:c="4"/><text:span text:style-name="T3">if</text:span> <text:span text:style-name="T8">(!(</text:span>n<text:span text:style-name="T8">%</text:span><text:span text:style-name="T11">2</text:span><text:span text:style-name="T8">))</text:span> <text:span text:style-name="T6">{</text:span></text:p>
      <text:p text:style-name="P19"><text:s text:c="8"/><text:span text:style-name="T9">cout</text:span> <text:span text:style-name="T8">&lt;&lt;</text:span> <text:span text:style-name="T2">"</text:span><text:span text:style-name="T10">n must be odd! exiting...</text:span><text:span text:style-name="T2">"</text:span> <text:span text:style-name="T8">&lt;&lt;</text:span> <text:span text:style-name="T9">endl</text:span><text:span text:style-name="T6">;</text:span></text:p>
      <text:p text:style-name="P19"><text:s text:c="8"/><text:span text:style-name="T3">return</text:span> <text:span text:style-name="T11">1</text:span><text:span text:style-name="T6">;</text:span></text:p>
      <text:p text:style-name="P19"><text:s text:c="4"/><text:span text:style-name="T6">}</text:span></text:p>
      <text:p text:style-name="Preformatted_20_Text"/>
      <text:p text:style-name="P19"><text:s text:c="4"/><text:span text:style-name="T13">// allocating an n x n matrix dynamically</text:span></text:p>
      <text:p text:style-name="P19"><text:s text:c="4"/>magic <text:span text:style-name="T8">=</text:span> <text:span text:style-name="T3">new</text:span> <text:span text:style-name="T3">int</text:span><text:span text:style-name="T8">*</text:span> <text:span text:style-name="T8">[</text:span>n<text:span text:style-name="T8">]</text:span><text:span text:style-name="T6">;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P19"><text:s text:c="8"/>magic<text:span text:style-name="T8">[</text:span>i<text:span text:style-name="T8">]</text:span> <text:span text:style-name="T8">=</text:span> <text:span text:style-name="T3">new</text:span> <text:span text:style-name="T3">int</text:span><text:span text:style-name="T8">[</text:span>n<text:span text:style-name="T8">]</text:span><text:span text:style-name="T6">;</text:span></text:p>
      <text:p text:style-name="P19"><text:s text:c="8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n<text:span text:style-name="T6">;</text:span> j<text:span text:style-name="T8">++)</text:span></text:p>
      <text:p text:style-name="P19"><text:s text:c="12"/>magic<text:span text:style-name="T8">[</text:span>i<text:span text:style-name="T8">][</text:span>j<text:span text:style-name="T8">]</text:span> <text:span text:style-name="T8">=</text:span> <text:span text:style-name="T11">0</text:span><text:span text:style-name="T6">;</text:span></text:p>
      <text:p text:style-name="P19"><text:s text:c="4"/><text:span text:style-name="T6">}</text:span></text:p>
      <text:p text:style-name="Preformatted_20_Text"/>
      <text:p text:style-name="P19"><text:s text:c="4"/><text:span text:style-name="T13">// filling number</text:span></text:p>
      <text:p text:style-name="P19"><text:s text:c="4"/><text:span text:style-name="T3">int</text:span> x <text:span text:style-name="T8">=</text:span> <text:span text:style-name="T11">0</text:span><text:span text:style-name="T8">,</text:span> y <text:span text:style-name="T8">=</text:span> n<text:span text:style-name="T8">/</text:span><text:span text:style-name="T11">2</text:span><text:span text:style-name="T6">;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2<text:span text:style-name="T6">;</text:span> i<text:span text:style-name="T8">++)</text:span> <text:span text:style-name="T6">{</text:span></text:p>
      <text:p text:style-name="P19"><text:s text:c="8"/>magic<text:span text:style-name="T8">[</text:span>x<text:span text:style-name="T8">][</text:span>y<text:span text:style-name="T8">]</text:span> <text:span text:style-name="T8">=</text:span> i<text:span text:style-name="T8">+</text:span><text:span text:style-name="T11">1</text:span><text:span text:style-name="T6">;</text:span></text:p>
      <text:p text:style-name="P19"><text:s text:c="8"/>x <text:span text:style-name="T8">=</text:span> <text:span text:style-name="T8">(</text:span>x<text:span text:style-name="T8">+</text:span>n<text:span text:style-name="T8">-</text:span><text:span text:style-name="T11">1</text:span><text:span text:style-name="T8">)</text:span> <text:span text:style-name="T8">%</text:span> n<text:span text:style-name="T6">;</text:span></text:p>
      <text:p text:style-name="P19"><text:s text:c="8"/>y <text:span text:style-name="T8">=</text:span> <text:span text:style-name="T8">(</text:span>y<text:span text:style-name="T8">+</text:span><text:span text:style-name="T11">1</text:span><text:span text:style-name="T8">)</text:span> <text:span text:style-name="T8">%</text:span> n<text:span text:style-name="T6">;</text:span></text:p>
      <text:p text:style-name="P19"><text:s text:c="8"/><text:span text:style-name="T3">if</text:span> <text:span text:style-name="T8">(</text:span>magic<text:span text:style-name="T8">[</text:span>x<text:span text:style-name="T8">][</text:span>y<text:span text:style-name="T8">]</text:span> <text:span text:style-name="T8">&gt;</text:span> <text:span text:style-name="T11">0</text:span><text:span text:style-name="T8">)</text:span> <text:span text:style-name="T6">{</text:span></text:p>
      <text:p text:style-name="P19"><text:s text:c="12"/>x <text:span text:style-name="T8">=</text:span> <text:span text:style-name="T8">(</text:span>x<text:span text:style-name="T8">+</text:span><text:span text:style-name="T11">2</text:span><text:span text:style-name="T8">)</text:span> <text:span text:style-name="T8">%</text:span> n<text:span text:style-name="T6">;</text:span></text:p>
      <text:p text:style-name="P19"><text:s text:c="12"/>y <text:span text:style-name="T8">=</text:span> <text:span text:style-name="T8">(</text:span>y<text:span text:style-name="T8">+</text:span>n<text:span text:style-name="T8">-</text:span><text:span text:style-name="T11">1</text:span><text:span text:style-name="T8">)</text:span> <text:span text:style-name="T8">%</text:span> n<text:span text:style-name="T6">;</text:span></text:p>
      <text:p text:style-name="P19"><text:s text:c="8"/><text:span text:style-name="T6">}</text:span></text:p>
      <text:p text:style-name="P19"><text:s text:c="4"/><text:span text:style-name="T6">}</text:span></text:p>
      <text:p text:style-name="Preformatted_20_Text"/>
      <text:p text:style-name="P19"><text:s text:c="4"/><text:span text:style-name="T13">// printing</text:span></text:p>
      <text:p text:style-name="P19"><text:s text:c="4"/><text:span text:style-name="T9">cout</text:span> <text:span text:style-name="T8">&lt;&lt;</text:span> <text:span text:style-name="T2">"</text:span><text:span text:style-name="T10">Here is </text:span><text:span text:style-name="T2">"</text:span> <text:span text:style-name="T8">&lt;&lt;</text:span> n <text:span text:style-name="T8">&lt;&lt;</text:span> <text:span text:style-name="T2">"</text:span><text:span text:style-name="T10"> x </text:span><text:span text:style-name="T2">"</text:span> <text:span text:style-name="T8">&lt;&lt;</text:span> n <text:span text:style-name="T8">&lt;&lt;</text:span> <text:span text:style-name="T2">"</text:span><text:span text:style-name="T10"> magic square!</text:span><text:span text:style-name="T2">"</text:span> <text:span text:style-name="T8">&lt;&lt;</text:span> <text:span text:style-name="T9">endl</text:span><text:span text:style-name="T6">;</text:span></text:p>
      <text:p text:style-name="P19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P19"><text:s text:c="8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n<text:span text:style-name="T6">;</text:span> j<text:span text:style-name="T8">++)</text:span></text:p>
      <text:p text:style-name="P19"><text:s text:c="12"/><text:span text:style-name="T9">cout</text:span> <text:span text:style-name="T8">&lt;&lt;</text:span> <text:span text:style-name="T9">setw</text:span><text:span text:style-name="T8">(</text:span><text:span text:style-name="T11">5</text:span><text:span text:style-name="T8">)</text:span> <text:span text:style-name="T8">&lt;&lt;</text:span> right <text:span text:style-name="T8">&lt;&lt;</text:span> magic<text:span text:style-name="T8">[</text:span>i<text:span text:style-name="T8">][</text:span>j<text:span text:style-name="T8">]</text:span><text:span text:style-name="T6">;</text:span></text:p>
      <text:p text:style-name="P19"><text:s text:c="8"/><text:span text:style-name="T9">cout</text:span> <text:span text:style-name="T8">&lt;&lt;</text:span> <text:span text:style-name="T9">endl</text:span><text:span text:style-name="T6">;</text:span></text:p>
      <text:p text:style-name="P19"><text:s text:c="4"/><text:span text:style-name="T6">}</text:span></text:p>
      <text:p text:style-name="Preformatted_20_Text"/>
      <text:p text:style-name="P19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P17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1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8cm" draw:visible-area-height="1.015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4"><draw:text-box><text:p text:style-name="MP2"><draw:frame draw:style-name="Mfr2" draw:name="物件1" text:anchor-type="as-char" svg:width="1.099cm" svg:height="0.889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2-03T01:37:37.862453638</dc:date>
    <meta:editing-cycles>20</meta:editing-cycles>
    <meta:editing-duration>P2171DT10H6M14S</meta:editing-duration>
    <meta:generator>LibreOffice/4.4.6.3$Linux_X86_64 LibreOffice_project/40m0$Build-3</meta:generator>
    <meta:document-statistic meta:table-count="2" meta:image-count="0" meta:object-count="1" meta:page-count="5" meta:paragraph-count="206" meta:word-count="916" meta:character-count="5428" meta:non-whitespace-character-count="3858"/>
  </office:meta>
</office:document-meta>
</file>